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1.08</text:p>
      <text:p text:style-name="Standard">Date: <text:date style:data-style-name="N84" text:date-value="2021-09-23T11:25:01.99">2021-09-23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10$Unix OpenOffice.org_project/4110m2$Build-9807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71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